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5pt"/>
    </style:style>
    <style:style style:name="co9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13.86pt"/>
    </style:style>
    <style:style style:name="co16" style:family="table-column">
      <style:table-column-properties fo:break-before="auto" style:column-width="49.41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20.81pt"/>
    </style:style>
    <style:style style:name="co19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17.74pt"/>
    </style:style>
    <style:style style:name="co21" style:family="table-column">
      <style:table-column-properties fo:break-before="auto" style:column-width="91.05pt"/>
    </style:style>
    <style:style style:name="co22" style:family="table-column">
      <style:table-column-properties fo:break-before="auto" style:column-width="16.2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55.45pt" fo:break-before="auto" style:use-optimal-row-height="true"/>
    </style:style>
    <style:style style:name="ro5" style:family="table-row">
      <style:table-row-properties style:row-height="28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wrap-option="wrap" fo:border="0.99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end="Arrowheads_20_1"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de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7" table:number-rows-spanned="1">
            <text:p>Hardware App</text:p>
          </table:table-cell>
          <table:covered-table-cell table:number-columns-repeated="6" table:style-name="Default"/>
          <table:table-cell table:style-name="Default"/>
        </table:table-row>
        <table:table-row table:style-name="ro2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Channe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attributes:</text:p>
          </table:table-cell>
          <table:table-cell/>
          <table:table-cell office:value-type="string" calcext:value-type="string">
            <text:p>attributes:</text:p>
          </table:table-cell>
          <table:table-cell/>
          <table:table-cell office:value-type="string" calcext:value-type="string">
            <text:p>attributes: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ostType, int from list:<text:span text:style-name="T1"> [BBB, more]</text:span></text:p>
          </table:table-cell>
          <table:table-cell/>
          <table:table-cell office:value-type="string" calcext:value-type="string">
            <text:p>hwType, int from list: [GPIO Out, GPIO In, GPIO IO, SPI, I2C, W1, Analog In, BBB PWM Out]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Idnum, 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ods:</text:p>
          </table:table-cell>
          <table:table-cell/>
          <table:table-cell office:value-type="string" calcext:value-type="string">
            <text:p>numAllow, 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_str__()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thod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__str__(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ngleton</text:p>
          </table:table-cell>
          <table:table-cell/>
          <table:table-cell office:value-type="string" calcext:value-type="string">
            <text:p>checkAvail(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upon creation, populate resource objects</text:p>
          </table:table-cell>
          <table:table-cell/>
          <table:table-cell office:value-type="string" calcext:value-type="string">
            <text:p>get()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et()</text:p>
          </table:table-cell>
          <table:table-cell table:number-columns-repeated="5"/>
        </table:table-row>
        <table:table-row table:style-name="ro1">
          <table:table-cell table:number-columns-repeated="8"/>
        </table:table-row>
      </table:table>
      <table:table table:name="Relations" table:style-name="ta1">
        <table:shapes>
          <draw:line draw:z-index="0" draw:style-name="gr1" draw:text-style-name="P1" svg:x1="354.61pt" svg:y1="20.38pt" svg:x2="269.18pt" svg:y2="20.38pt">
            <text:p/>
          </draw:line>
          <draw:line draw:z-index="1" draw:style-name="gr1" draw:text-style-name="P1" svg:x1="353.82pt" svg:y1="35.49pt" svg:x2="269.21pt" svg:y2="35.46pt">
            <text:p/>
          </draw:line>
          <draw:line draw:z-index="2" draw:style-name="gr1" draw:text-style-name="P1" svg:x1="354.59pt" svg:y1="49.86pt" svg:x2="266.83pt" svg:y2="49.86pt">
            <text:p/>
          </draw:line>
          <draw:line draw:z-index="3" draw:style-name="gr1" draw:text-style-name="P1" svg:x1="353.03pt" svg:y1="64.2pt" svg:x2="266.06pt" svg:y2="64.2pt">
            <text:p/>
          </draw:line>
          <draw:line draw:z-index="4" draw:style-name="gr1" draw:text-style-name="P1" svg:x1="350.67pt" svg:y1="135.95pt" svg:x2="268.38pt" svg:y2="135.98pt">
            <text:p/>
          </draw:line>
          <draw:line draw:z-index="5" draw:style-name="gr1" draw:text-style-name="P1" svg:x1="352.23pt" svg:y1="208.46pt" svg:x2="266.06pt" svg:y2="208.46pt">
            <text:p/>
          </draw:line>
          <draw:line draw:z-index="6" draw:style-name="gr1" draw:text-style-name="P1" svg:x1="350.65pt" svg:y1="307.39pt" svg:x2="264.47pt" svg:y2="307.39pt">
            <text:p/>
          </draw:line>
          <draw:line draw:z-index="7" draw:style-name="gr1" draw:text-style-name="P1" svg:x1="354.59pt" svg:y1="322.5pt" svg:x2="266.63pt" svg:y2="322.5pt">
            <text:p/>
          </draw:line>
          <draw:line draw:z-index="8" draw:style-name="gr2" draw:text-style-name="P1" svg:x1="350.45pt" svg:y1="452.41pt" svg:x2="344.92pt" svg:y2="452.41pt">
            <text:p/>
          </draw:line>
          <draw:line draw:z-index="9" draw:style-name="gr2" draw:text-style-name="P1" svg:x1="344.92pt" svg:y1="366.29pt" svg:x2="344.92pt" svg:y2="452.41pt">
            <text:p/>
          </draw:line>
          <draw:line draw:z-index="10" draw:style-name="gr2" draw:text-style-name="P1" svg:x1="246.19pt" svg:y1="366.63pt" svg:x2="344.92pt" svg:y2="366.29pt">
            <text:p/>
          </draw:line>
          <draw:line draw:z-index="11" draw:style-name="gr1" draw:text-style-name="P1" svg:x1="245.85pt" svg:y1="366.97pt" svg:x2="245.62pt" svg:y2="353.11pt">
            <text:p/>
          </draw:line>
          <draw:line draw:z-index="12" draw:style-name="gr2" draw:text-style-name="P1" svg:x1="471pt" svg:y1="479.57pt" svg:x2="676.97pt" svg:y2="480.36pt">
            <text:p/>
          </draw:line>
          <draw:line draw:z-index="13" draw:style-name="gr1" draw:text-style-name="P1" svg:x1="447.11pt" svg:y1="364.79pt" svg:x2="447.11pt" svg:y2="348.94pt">
            <text:p/>
          </draw:line>
          <draw:line draw:z-index="14" draw:style-name="gr2" draw:text-style-name="P1" svg:x1="676.74pt" svg:y1="366.32pt" svg:x2="447.11pt" svg:y2="366.32pt">
            <text:p/>
          </draw:line>
          <draw:line draw:z-index="15" draw:style-name="gr2" draw:text-style-name="P1" svg:x1="675.47pt" svg:y1="481.83pt" svg:x2="675.95pt" svg:y2="367.82pt">
            <text:p/>
          </draw:line>
          <draw:line draw:z-index="16" draw:style-name="gr1" draw:text-style-name="P1" svg:x1="364.48pt" svg:y1="395.38pt" svg:x2="271.81pt" svg:y2="394.98pt">
            <text:p/>
          </draw:line>
          <draw:line draw:z-index="17" draw:style-name="gr2" draw:text-style-name="P1" svg:x1="432.94pt" svg:y1="352.71pt" svg:x2="432.94pt" svg:y2="366.32pt">
            <text:p/>
          </draw:line>
          <draw:line draw:z-index="18" draw:style-name="gr2" draw:text-style-name="P1" svg:x1="431.83pt" svg:y1="366.29pt" svg:x2="364.85pt" svg:y2="366.29pt">
            <text:p/>
          </draw:line>
          <draw:line draw:z-index="19" draw:style-name="gr2" draw:text-style-name="P1" svg:x1="364.85pt" svg:y1="395.74pt" svg:x2="364.85pt" svg:y2="366.29pt">
            <text:p/>
          </draw:line>
          <draw:line draw:z-index="20" draw:style-name="gr1" draw:text-style-name="P1" svg:x1="352.69pt" svg:y1="411.62pt" svg:x2="272.47pt" svg:y2="411.62pt">
            <text:p/>
          </draw:line>
          <draw:line draw:z-index="21" draw:style-name="gr2" draw:text-style-name="P1" svg:x1="807.79pt" svg:y1="210.02pt" svg:x2="711.86pt" svg:y2="209.37pt">
            <text:p/>
          </draw:line>
          <draw:line draw:z-index="22" draw:style-name="gr2" draw:text-style-name="P1" svg:x1="711.69pt" svg:y1="209.37pt" svg:x2="714.27pt" svg:y2="444.84pt">
            <text:p/>
          </draw:line>
          <draw:line draw:z-index="23" draw:style-name="gr1" draw:text-style-name="P1" svg:x1="714.27pt" svg:y1="442.89pt" svg:x2="399.6pt" svg:y2="442.23pt">
            <text:p/>
          </draw:line>
        </table:shapes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default-cell-style-name="ce5"/>
        <table:table-column table:style-name="co12" table:default-cell-style-name="ce5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ce8"/>
        <table:table-column table:style-name="co5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Default"/>
        <table:table-column table:style-name="co7" table:number-columns-repeated="4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Hardware App: manages your hardware</text:p>
          </table:table-cell>
          <table:covered-table-cell table:number-columns-repeated="5"/>
          <table:covered-table-cell table:number-columns-repeated="3" table:style-name="ce5"/>
          <table:table-cell table:style-name="ce9"/>
          <table:table-cell table:style-name="ce13" office:value-type="string" calcext:value-type="string" table:number-columns-spanned="7" table:number-rows-spanned="1">
            <text:p>Source App: Groups of driven chans for a physical attribute</text:p>
          </table:table-cell>
          <table:covered-table-cell table:number-columns-repeated="6"/>
          <table:table-cell/>
          <table:table-cell office:value-type="string" calcext:value-type="string">
            <text:p>profiles within a source multipl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4">
            <text:p>Host (singleton) creation fully populates Resources</text:p>
          </table:table-cell>
          <table:table-cell table:style-name="ce3" table:number-columns-spanned="1" table:number-rows-spanned="24"/>
          <table:table-cell table:style-name="ce3" office:value-type="string" calcext:value-type="string" table:number-columns-spanned="1" table:number-rows-spanned="8">
            <text:p>Resource</text:p>
          </table:table-cell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4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table:style-name="ce3"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1" table:number-rows-spanned="12">
            <text:p>--&gt; OPT</text:p>
          </table:table-cell>
          <table:table-cell table:style-name="ce3" office:value-type="string" calcext:value-type="string" table:number-columns-spanned="1" table:number-rows-spanned="12">
            <text:p>Group</text:p>
          </table:table-cell>
          <table:table-cell table:style-name="ce10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table-cell table:style-name="ce14" office:value-type="string" calcext:value-type="string" table:number-columns-spanned="1" table:number-rows-spanned="8">
            <text:p>Source</text:p>
          </table:table-cell>
          <table:table-cell table:style-name="ce7" table:number-columns-spanned="1" table:number-rows-spanned="24"/>
          <table:table-cell table:style-name="ce14" office:value-type="string" calcext:value-type="string" table:number-columns-spanned="1" table:number-rows-spanned="24">
            <text:p>Macro (creation populates a pre-built set of sources/profiles – probably doesn’t need to be a DB model)</text:p>
          </table:table-cell>
          <table:table-cell/>
          <table:table-cell office:value-type="string" calcext:value-type="string">
            <text:p>profiles across sources add</text:p>
          </table:table-cell>
          <table:table-cell table:number-columns-repeated="3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 table:style-name="ce6"/>
          <table:table-cell table:style-name="ce4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3"/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4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covered-table-cell table:number-columns-repeated="3"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8">
            <text:p>Resource</text:p>
          </table:table-cell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4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table-cell table:style-name="ce7" office:value-type="string" calcext:value-type="string" table:number-columns-spanned="1" table:number-rows-spanned="8">
            <text:p>Source</text:p>
          </table:table-cell>
          <table:covered-table-cell table:style-name="ce7"/>
          <table:covered-table-cell/>
          <table:table-cell table:number-columns-repeated="5"/>
        </table:table-row>
        <table:table-row table:style-name="ro1">
          <table:covered-table-cell table:number-columns-repeated="4"/>
          <table:covered-table-cell table:style-name="ce6"/>
          <table:covered-table-cell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covered-table-cell table:style-name="ce6" office:value-type="string" calcext:value-type="string">
            <text:p>Channel</text:p>
          </table:covered-table-cell>
          <table:covered-table-cell table:number-columns-repeated="2" table:style-name="ce6"/>
          <table:table-cell table:style-name="ce12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Data App: Storage services for other apps</text:p>
          </table:table-cell>
          <table:table-cell/>
        </table:table-row>
        <table:table-row table:style-name="ro1">
          <table:covered-table-cell table:number-columns-repeated="3"/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3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table-cell office:value-type="string" calcext:value-type="string" table:number-columns-spanned="1" table:number-rows-spanned="12">
            <text:p>--&gt; OPT</text:p>
          </table:table-cell>
          <table:table-cell office:value-type="string" calcext:value-type="string" table:number-columns-spanned="1" table:number-rows-spanned="12">
            <text:p>Group</text:p>
          </table:table-cell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to log driven channels, create a pseudo sensor which reads the values being driven</text:p>
          </table:table-cell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8">
            <text:p>Resource</text:p>
          </table:table-cell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3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table-cell table:style-name="ce7" office:value-type="string" calcext:value-type="string" table:number-columns-spanned="1" table:number-rows-spanned="8">
            <text:p>Source</text:p>
          </table:table-cell>
          <table:covered-table-cell table:style-name="ce7"/>
          <table:covered-table-cell/>
          <table:table-cell table:number-columns-repeated="5"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3"/>
          <table:table-cell table:style-name="ce3" office:value-type="string" calcext:value-type="string" table:number-columns-spanned="1" table:number-rows-spanned="4">
            <text:p>←</text:p>
          </table:table-cell>
          <table:table-cell table:style-name="ce3" office:value-type="string" calcext:value-type="string" table:number-columns-spanned="1" table:number-rows-spanned="4">
            <text:p>Device</text:p>
          </table:table-cell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table-cell table:style-name="ce7" office:value-type="string" calcext:value-type="string" table:number-columns-spanned="1" table:number-rows-spanned="4">
            <text:p>Profile</text:p>
          </table:table-cell>
          <table:table-cell table:style-name="ce7" office:value-type="string" calcext:value-type="string" table:number-columns-spanned="1" table:number-rows-spanned="4">
            <text:p>--&gt;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Graph App: Graphing services for other apps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type (cartesian, etc)</text:p>
          </table:table-cell>
          <table:table-cell/>
        </table:table-row>
        <table:table-row table:style-name="ro1">
          <table:covered-table-cell table:number-columns-repeated="5"/>
          <table:table-cell table:style-name="ce3" office:value-type="string" calcext:value-type="string" table:number-columns-spanned="1" table:number-rows-spanned="2">
            <text:p>←</text:p>
          </table:table-cell>
          <table:table-cell office:value-type="string" calcext:value-type="string" table:number-columns-spanned="1" table:number-rows-spanned="2">
            <text:p>Channel</text:p>
          </table:table-cell>
          <table:covered-table-cell table:number-columns-repeated="2"/>
          <table:table-cell table:style-name="ce11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covered-table-cell table:number-columns-repeated="3" table:style-name="ce5"/>
          <table:table-cell table:style-name="ce9"/>
          <table:table-cell office:value-type="string" calcext:value-type="string">
            <text:p>CP</text:p>
          </table:table-cell>
          <table:table-cell office:value-type="string" calcext:value-type="string">
            <text:p>--&gt;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9" table:number-rows-spanned="1">
            <text:p>Scheduler App: Provide schedule services to profiles &amp; sensors</text:p>
          </table:table-cell>
          <table:covered-table-cell table:number-columns-repeated="8" table:style-name="ce8"/>
          <table:table-cell/>
          <table:table-cell table:style-name="ce7" office:value-type="string" calcext:value-type="string" table:number-columns-spanned="7" table:number-rows-spanned="1">
            <text:p>Sensors App: queries chans for a physical attribute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meta</text:p>
          </table:table-cell>
          <table:table-cell table:style-name="ce8" office:value-type="string" calcext:value-type="string">
            <text:p>---</text:p>
          </table:table-cell>
          <table:table-cell table:style-name="ce7" office:value-type="string" calcext:value-type="string" table:number-columns-spanned="1" table:number-rows-spanned="4">
            <text:p>Scheduler</text:p>
          </table:table-cell>
          <table:table-cell table:style-name="ce8" table:number-columns-repeated="2"/>
          <table:table-cell/>
          <table:table-cell table:style-name="ce14" office:value-type="string" calcext:value-type="string" table:number-columns-spanned="1" table:number-rows-spanned="9">
            <text:p>Sensor (1:1 w/ channel)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meta</text:p>
          </table:table-cell>
          <table:table-cell table:style-name="ce8" office:value-type="string" calcext:value-type="string">
            <text:p>---</text:p>
          </table:table-cell>
          <table:covered-table-cell table:style-name="ce8"/>
          <table:table-cell table:style-name="ce8" table:number-columns-repeated="2"/>
          <table:table-cell/>
          <table:covered-table-cell/>
          <table:table-cell/>
          <table:table-cell table:style-name="ce15" office:value-type="string" calcext:value-type="string">
            <text:p>V OPT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meta</text:p>
          </table:table-cell>
          <table:table-cell table:style-name="ce8" office:value-type="string" calcext:value-type="string">
            <text:p>---</text:p>
          </table:table-cell>
          <table:covered-table-cell table:style-name="ce8"/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/>
          <table:table-cell table:style-name="ce15" office:value-type="string" calcext:value-type="string">
            <text:p>V OPT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table-cell table:style-name="ce7" office:value-type="string" calcext:value-type="string" table:number-columns-spanned="1" table:number-rows-spanned="4">
            <text:p>Scheduler</text:p>
          </table:table-cell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/>
          <table:table-cell table:style-name="ce15" office:value-type="string" calcext:value-type="string">
            <text:p>V OPT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table:style-name="ce8" table:number-columns-repeated="6"/>
          <table:covered-table-cell table:style-name="ce8"/>
          <table:table-cell table:style-name="ce8" table:number-columns-repeated="2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ource:Profil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Each scheduler is one of Manual, Web, File &amp; inherets the attributes</text:p>
          </table:table-cell>
          <table:table-cell table:style-name="Default" table:number-columns-repeated="8"/>
          <table:table-cell/>
          <table:covered-table-cell/>
          <table:table-cell office:value-type="string" calcext:value-type="string">
            <text:p>←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enso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and the methods of that sub class</text:p>
          </table:table-cell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reaction in: sensor</text:p>
          </table:table-cell>
          <table:table-cell table:style-name="Default" table:number-columns-repeated="4"/>
          <table:table-cell table:style-name="Default" office:value-type="string" calcext:value-type="string">
            <text:p>many reactions can do things to profil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 think it’s super or meta, check it out</text:p>
          </table:table-cell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reaction chain: reaction</text:p>
          </table:table-cell>
          <table:table-cell table:style-name="Default" table:number-columns-repeated="4"/>
          <table:table-cell table:style-name="Default" office:value-type="string" calcext:value-type="string">
            <text:p>figure out what exactly we want the reactions to be able to do, and how</text:p>
          </table:table-cell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style-name="Default" office:value-type="string" calcext:value-type="string">
            <text:p>reaction out prof: Source:profile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style-name="Default" office:value-type="string" calcext:value-type="string">
            <text:p>reaction out sensor: sensor</text:p>
          </table:table-cell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0:50:53.783103263</meta:creation-date>
    <meta:generator>LibreOffice/5.1.1.3$Linux_X86_64 LibreOffice_project/10m0$Build-3</meta:generator>
    <dc:date>2016-04-01T13:45:39.329556005</dc:date>
    <meta:editing-duration>PT2H32M36S</meta:editing-duration>
    <meta:editing-cycles>48</meta:editing-cycles>
    <meta:document-statistic meta:table-count="2" meta:cell-count="191" meta:object-count="24"/>
  </office:meta>
</office:document-meta>
</file>